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font-weight="normal" officeooo:rsid="0006cbd9" officeooo:paragraph-rsid="0000d069" style:font-size-asian="12pt" style:font-weight-asian="normal" style:font-size-complex="12pt" style:font-weight-complex="normal"/>
    </style:style>
    <style:style style:name="P2" style:family="paragraph" style:parent-style-name="Preformatted_20_Text">
      <style:text-properties style:font-name="Arial" fo:font-size="12pt" officeooo:rsid="0000d069" officeooo:paragraph-rsid="0000d069" style:font-size-asian="10.5pt" style:font-size-complex="12pt"/>
    </style:style>
    <style:style style:name="P3" style:family="paragraph" style:parent-style-name="Preformatted_20_Text">
      <style:text-properties style:font-name="Arial" fo:font-size="12pt" fo:font-weight="bold" officeooo:rsid="0000d069" officeooo:paragraph-rsid="0000d069" style:font-size-asian="10.5pt" style:font-weight-asian="bold" style:font-size-complex="12pt" style:font-weight-complex="bold"/>
    </style:style>
    <style:style style:name="P4" style:family="paragraph" style:parent-style-name="Preformatted_20_Text">
      <style:text-properties style:font-name="Arial" fo:font-size="12pt" fo:language="en" fo:country="US" fo:font-weight="normal" officeooo:rsid="000b594a" officeooo:paragraph-rsid="0000d069" style:font-size-asian="12pt" style:font-weight-asian="normal" style:font-size-complex="12pt" style:font-weight-complex="normal"/>
    </style:style>
    <style:style style:name="P5" style:family="paragraph" style:parent-style-name="Preformatted_20_Text">
      <style:text-properties style:font-name="Arial" fo:font-size="12pt" fo:language="en" fo:country="US" fo:font-weight="normal" officeooo:rsid="0000d069" officeooo:paragraph-rsid="0000d069" style:font-size-asian="12pt" style:font-weight-asian="normal" style:font-size-complex="12pt" style:font-weight-complex="normal"/>
    </style:style>
    <style:style style:name="T1" style:family="text">
      <style:text-properties officeooo:rsid="000c10bb"/>
    </style:style>
    <style:style style:name="T2" style:family="text">
      <style:text-properties officeooo:rsid="0000d0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ease tell us why you'd like to undertake a Graduate role with General Dynamics? (500 word limit)</text:p>
      <text:p text:style-name="P2"/>
      <text:p text:style-name="P1">I <text:span text:style-name="T1">would like to work for General Dynamics</text:span> as I am interested in the <text:span text:style-name="T1">defence</text:span> industry, <text:span text:style-name="T1">aerospace</text:span>, and the application of software in these subjects. Since starting university and discovering the multitude of potential opportunities which software has to offer, I have been pursuing a role in <text:span text:style-name="T1">embedded software</text:span> as <text:span text:style-name="T1">creating software for embedded systems</text:span>. As a <text:span text:style-name="T1">well established company</text:span> in the <text:span text:style-name="T1">defence</text:span> industry, I believe <text:span text:style-name="T2">General Dynamics</text:span> could make use of my current knowledge and provide the perfect environment for it to expand and further help the company. I regularly keep up to date with news from <text:span text:style-name="T1">the industry</text:span> and always find it interesting to see where the industry is heading so to be at the front of that drive is where I would like my career to be.</text:p>
      <text:p text:style-name="P1"/>
      <text:p text:style-name="P4">I would also like to work as part of a successful development team in the industry. After working with a well established team during a recent summer internship I found that I appreciate working with individuals who are knowledgeable about software and its development. I learn much more from people who develop for a living and have gained experience <text:span text:style-name="T2">as opposed to an academic setting</text:span>.</text:p>
      <text:p text:style-name="P4"/>
      <text:p text:style-name="P4">Seeing the entire development process from brief to integration is also a big attraction. I like to see projects through from beginning to end whether it’s my personal undertakings or university coursework. Knowing the graduate scheme provides exposure to this in an industry that interests me was a great incentive to apply.</text:p>
      <text:p text:style-name="P4"/>
      <text:p text:style-name="P5">Finally, I enjoy producing creative solutions to problems, particularly software solutions. In multiple projects through my time at university I have created solutions using embedded software on devices for problems which were out of the ordinary while still relating to my personal interests. These projects include the development and production of a wearable crash sensor which uses three-dimensional trigonometry to calculate the wearer’s orientation, a data logging device that uses complex analysis to calculate adjustments to improve mountain bike suspension performance, and finally the use of image analysis for a similar purpose. I have immersed myself in projects that are mathematically challenging and in some cases involve intermediate physics to create a challenge for myself as I lacked experience in these 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7T17:53:52.898195652</dc:date>
    <meta:editing-duration>PT13M30S</meta:editing-duration>
    <meta:editing-cycles>1</meta:editing-cycles>
    <meta:generator>LibreOffice/5.1.4.2$Linux_X86_64 LibreOffice_project/10m0$Build-2</meta:generator>
    <meta:document-statistic meta:table-count="0" meta:image-count="0" meta:object-count="0" meta:page-count="1" meta:paragraph-count="5" meta:word-count="386" meta:character-count="2392" meta:non-whitespace-character-count="2011"/>
  </office:meta>
</office:document-meta>
</file>